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96.43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4" office:value-type="string" calcext:value-type="string">
            <text:p>Steps/Commands</text:p>
          </table:table-cell>
          <table:table-cell table:style-name="ce4" office:value-type="string" calcext:value-type="string">
            <text:p>Comments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 calcext:value-type="string">
            <text:p>Upload your ssh key to gitlab account </text:p>
          </table:table-cell>
          <table:table-cell table:style-name="ce5" office:value-type="string" calcext:value-type="string">
            <text:p>Login Git -&gt;settings-&gt;click on ssh-keys-&gt;Add SSH keys which found in system.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nitialize a Git Repository </text:p>
          </table:table-cell>
          <table:table-cell table:style-name="ce6" office:value-type="string" calcext:value-type="string">
            <text:p>mkdir Exercise <text:s/>-&gt; cd Exercise <text:s/>-&gt; git ini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Add files to the repository </text:p>
          </table:table-cell>
          <table:table-cell table:style-name="ce6" office:value-type="string" calcext:value-type="string">
            <text:p>git add GithubExercise.ods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stage 1 file </text:p>
          </table:table-cell>
          <table:table-cell table:style-name="ce6" office:value-type="string" calcext:value-type="string">
            <text:p>touch unstagetextcheck.tx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ommit the files </text:p>
          </table:table-cell>
          <table:table-cell table:style-name="ce6" office:value-type="string" calcext:value-type="string">
            <text:p>git commit -m"Github exercise-in progress first commit complte-8-7-2015" GithubExercise.ods </text:p>
          </table:table-cell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Add a remote </text:p>
          </table:table-cell>
          <table:table-cell table:style-name="ce6" office:value-type="string" calcext:value-type="string">
            <text:p>git remote add linuxFirst git@github.com:Richakumari24/Ttnd_Exercise.git</text:p>
            <text:p/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do changes to a particular file </text:p>
          </table:table-cell>
          <table:table-cell table:style-name="ce6" office:value-type="string" calcext:value-type="string">
            <text:p>open file using vim and some change.-&gt;again run add and commit cmd 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Push changes to Github </text:p>
          </table:table-cell>
          <table:table-cell table:style-name="ce6" office:value-type="string" calcext:value-type="string">
            <text:p>git push --set-upstream git@github.com:Richakumari24/Ttnd_Exercise.git master</text:p>
            <text:p>or</text:p>
            <text:p/>
            <text:p>git push 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6">
          <table:table-cell table:style-name="ce2" office:value-type="string" calcext:value-type="string">
            <text:p>- Clone the repository </text:p>
          </table:table-cell>
          <table:table-cell table:style-name="ce6" office:value-type="string" calcext:value-type="string">
            <text:p>switch to another directory -&gt; git clone <text:a xlink:href="mailto:git@github.com" xlink:type="simple">git@github.com</text:a>:Richakumari24/Ttnd_Exercise.git</text:p>
          </table:table-cell>
          <table:table-cell table:style-name="ce6"/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Add changes to one of the copies and pull the changes in the other. </text:p>
          </table:table-cell>
          <table:table-cell table:style-name="ce7" office:value-type="string" calcext:value-type="string">
            <text:p>git fetch </text:p>
          </table:table-cell>
          <table:table-cell table:style-name="ce6"/>
          <table:table-cell table:style-name="ce10" table:number-columns-repeated="1021"/>
        </table:table-row>
        <table:table-row table:style-name="ro5">
          <table:table-cell table:style-name="ce2" office:value-type="string" calcext:value-type="string">
            <text:p>- Add changes to both repos, try to push from both without taking a pull. </text:p>
          </table:table-cell>
          <table:table-cell table:style-name="ce6" office:value-type="string" calcext:value-type="string">
            <text:p><text:span text:style-name="T1">git push --set-upstream git@github.com:Richakumari24/Ttnd_Exercise.git master</text:span></text:p>
            <text:p><text:span text:style-name="T1">or</text:span></text:p>
            <text:p><text:span text:style-name="T1"/></text:p>
            <text:p><text:span text:style-name="T1">git push  </text:span><text:span text:style-name="T1"><text:a xlink:href="mailto:git@github.com" xlink:type="simple">git@github.com</text:a></text:span><text:span text:style-name="T1">:Richakumari24/Ttnd_Exercise.git</text:span>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heck differences between a file and its staged version </text:p>
          </table:table-cell>
          <table:table-cell table:style-name="ce8"/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 few files to be checked in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lready committed file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reate a new branch. Diverge them with commit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reating tags, pushing them and checking out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7">
          <table:table-cell table:style-name="ce2" office:value-type="string" calcext:value-type="string">
            <text:p>- Edit the same file at the same line on both branches and commit </text:p>
          </table:table-cell>
          <table:table-cell table:number-columns-repeated="1023"/>
        </table:table-row>
        <table:table-row table:style-name="ro8">
          <table:table-cell table:style-name="ce2" office:value-type="string" calcext:value-type="string">
            <text:p>- Try merging and resolve merge conflicts </text:p>
          </table:table-cell>
          <table:table-cell table:number-columns-repeated="1023"/>
        </table:table-row>
        <table:table-row table:style-name="ro8">
          <table:table-cell table:style-name="ce2" office:value-type="string" calcext:value-type="string">
            <text:p>- Stash the changes and pop them</text:p>
          </table:table-cell>
          <table:table-cell table:number-columns-repeated="1023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1:59:44.239368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02:25:12.249275954</dc:date>
    <meta:editing-duration>PT1H11M16S</meta:editing-duration>
    <meta:editing-cycles>32</meta:editing-cycles>
    <meta:generator>LibreOffice/4.4.2.2$Linux_X86_64 LibreOffice_project/40m0$Build-2</meta:generator>
    <meta:document-statistic meta:table-count="1" meta:cell-count="33" meta:object-count="0"/>
  </office:meta>
</office:document-meta>
</file>